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.0826in"/>
      <style:text-properties style:font-name="Times New Roman" fo:font-weight="bold" style:font-weight-asian="bold" fo:color="#000000" fo:font-size="11pt" style:font-size-asian="11pt" style:font-size-complex="11pt" fo:language="hu" fo:country="HU"/>
    </style:style>
    <style:style style:name="P2" style:parent-style-name="Textbody" style:family="paragraph">
      <style:paragraph-properties fo:margin-bottom="0in"/>
    </style:style>
    <style:style style:name="T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" style:parent-style-name="Textbody" style:family="paragraph">
      <style:paragraph-properties fo:margin-bottom="0in"/>
    </style:style>
    <style:style style:name="T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" style:parent-style-name="Textbody" style:family="paragraph">
      <style:paragraph-properties fo:margin-bottom="0in"/>
    </style:style>
    <style:style style:name="T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9" style:parent-style-name="Textbody" style:family="paragraph">
      <style:paragraph-properties fo:margin-bottom="0in"/>
    </style:style>
    <style:style style:name="T1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1" style:parent-style-name="Címsor1" style:family="paragraph">
      <style:paragraph-properties fo:margin-top="0in" fo:margin-bottom="0.0826in"/>
    </style:style>
    <style:style style:name="T12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3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4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5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6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7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8" style:parent-style-name="Bekezdésalapbetűtípusa" style:family="text">
      <style:text-properties style:font-name="Times New Roman" fo:font-weight="normal" style:font-weight-asian="normal" fo:color="#000000" fo:font-size="11pt" style:font-size-asian="11pt" style:font-size-complex="11pt" fo:language="hu" fo:country="HU"/>
    </style:style>
    <style:style style:name="P19" style:parent-style-name="Textbody" style:family="paragraph">
      <style:paragraph-properties fo:margin-bottom="0in"/>
    </style:style>
    <style:style style:name="T2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1" style:parent-style-name="Textbody" style:family="paragraph">
      <style:paragraph-properties fo:margin-bottom="0in"/>
    </style:style>
    <style:style style:name="T2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3" style:parent-style-name="Textbody" style:family="paragraph">
      <style:paragraph-properties fo:margin-bottom="0in"/>
    </style:style>
    <style:style style:name="T2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6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7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8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9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0" style:parent-style-name="Textbody" style:family="paragraph">
      <style:paragraph-properties fo:margin-bottom="0in"/>
    </style:style>
    <style:style style:name="T3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3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3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4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5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36" style:parent-style-name="Címsor2" style:family="paragraph">
      <style:paragraph-properties fo:break-before="page"/>
      <style:text-properties fo:language="hu" fo:country="HU"/>
    </style:style>
    <style:style style:name="P37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38" style:parent-style-name="Textbody" style:family="paragraph">
      <style:paragraph-properties fo:margin-bottom="0in"/>
      <style:text-properties style:font-name="Nimbus Roman" fo:color="#000000" fo:font-size="11pt" style:font-size-asian="11pt" style:font-size-complex="11pt" fo:language="hu" fo:country="HU"/>
    </style:style>
    <style:style style:name="P39" style:parent-style-name="Textbody" style:family="paragraph">
      <style:paragraph-properties fo:margin-bottom="0in"/>
      <style:text-properties style:font-name="Nimbus Roman" fo:color="#000000" fo:font-size="11pt" style:font-size-asian="11pt" style:font-size-complex="11pt" fo:language="hu" fo:country="HU"/>
    </style:style>
    <style:style style:name="P40" style:parent-style-name="Címsor2" style:family="paragraph">
      <style:text-properties fo:language="hu" fo:country="HU"/>
    </style:style>
    <style:style style:name="P41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42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6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7" style:parent-style-name="Textbody" style:family="paragraph">
      <style:paragraph-properties fo:margin-bottom="0in" fo:margin-left="0.5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8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9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0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1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2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6" style:parent-style-name="Textbody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5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8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9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0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1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2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6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8" style:parent-style-name="Textbody" style:family="paragraph">
      <style:paragraph-properties fo:margin-bottom="0in"/>
      <style:text-properties fo:font-size="11pt" style:font-size-asian="11pt" style:font-size-complex="11pt" fo:language="hu" fo:country="HU"/>
    </style:style>
    <style:style style:name="P69" style:parent-style-name="Címsor2" style:family="paragraph">
      <style:text-properties fo:language="hu" fo:country="HU"/>
    </style:style>
    <style:style style:name="P70" style:parent-style-name="Címsor2" style:family="paragraph">
      <style:text-properties fo:font-size="11pt" style:font-size-asian="11pt" style:font-size-complex="11pt" fo:language="hu" fo:country="HU"/>
    </style:style>
    <style:style style:name="P71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2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3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4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5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6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7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8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9" style:parent-style-name="Címsor2" style:family="paragraph">
      <style:text-properties fo:language="hu" fo:country="HU"/>
    </style:style>
    <style:style style:name="P80" style:parent-style-name="Textbody" style:family="paragraph">
      <style:text-properties fo:language="hu" fo:country="HU"/>
    </style:style>
    <style:style style:name="P81" style:parent-style-name="Textbody" style:family="paragraph">
      <style:paragraph-properties fo:text-indent="0.4923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P82" style:parent-style-name="Textbody" style:family="paragraph">
      <style:paragraph-properties fo:margin-bottom="0in"/>
    </style:style>
    <style:style style:name="T8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85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86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87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88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89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90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91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92" style:parent-style-name="Textbody" style:family="paragraph">
      <style:paragraph-properties fo:margin-bottom="0in"/>
    </style:style>
    <style:style style:name="T93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9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P95" style:parent-style-name="Textbody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P96" style:parent-style-name="Textbody" style:family="paragraph">
      <style:paragraph-properties fo:margin-bottom="0in"/>
    </style:style>
    <style:style style:name="T9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98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9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00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1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2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03" style:parent-style-name="Textbody" style:family="paragraph">
      <style:paragraph-properties fo:margin-bottom="0in"/>
    </style:style>
    <style:style style:name="T104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P106" style:parent-style-name="Textbody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P107" style:parent-style-name="Textbody" style:family="paragraph">
      <style:paragraph-properties fo:margin-bottom="0in"/>
    </style:style>
    <style:style style:name="T10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T10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10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11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12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13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114" style:parent-style-name="Textbody" style:family="paragraph">
      <style:paragraph-properties fo:margin-bottom="0in" fo:text-indent="0.4909in"/>
    </style:style>
    <style:style style:name="T115" style:parent-style-name="Kiemelés2" style:family="text">
      <style:text-properties fo:font-style="italic" style:font-style-asian="italic" style:font-style-complex="italic" fo:color="#000000"/>
    </style:style>
    <style:style style:name="P116" style:parent-style-name="Textbody" style:family="paragraph">
      <style:paragraph-properties fo:margin-bottom="0in" fo:margin-left="0.4909in">
        <style:tab-stops/>
      </style:paragraph-properties>
    </style:style>
    <style:style style:name="P117" style:parent-style-name="Textbody" style:family="paragraph">
      <style:paragraph-properties fo:margin-bottom="0in" fo:margin-left="0.4909in">
        <style:tab-stops/>
      </style:paragraph-properties>
    </style:style>
    <style:style style:name="T118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P119" style:parent-style-name="Textbody" style:family="paragraph">
      <style:paragraph-properties fo:margin-bottom="0in" fo:margin-left="0.4909in">
        <style:tab-stops/>
      </style:paragraph-properties>
    </style:style>
    <style:style style:name="T120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P121" style:parent-style-name="Textbody" style:family="paragraph">
      <style:paragraph-properties fo:margin-bottom="0in" fo:margin-left="0.4909in">
        <style:tab-stops/>
      </style:paragraph-properties>
    </style:style>
    <style:style style:name="T122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P123" style:parent-style-name="Textbody" style:family="paragraph">
      <style:paragraph-properties fo:margin-bottom="0in" fo:margin-left="0.4909in">
        <style:tab-stops/>
      </style:paragraph-properties>
    </style:style>
    <style:style style:name="T124" style:parent-style-name="Kiemelés2" style:family="text">
      <style:text-properties style:font-name="Times New Roman" style:font-name-complex="Times New Roman" fo:font-weight="normal" style:font-weight-asian="normal" style:font-weight-complex="normal" fo:color="#000000" fo:font-size="11pt" style:font-size-asian="11pt" style:font-size-complex="11pt"/>
    </style:style>
    <style:style style:name="P12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26" style:parent-style-name="Textbody" style:family="paragraph">
      <style:paragraph-properties fo:margin-bottom="0in"/>
    </style:style>
    <style:style style:name="T12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2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P129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P130" style:parent-style-name="Textbody" style:family="paragraph">
      <style:paragraph-properties fo:margin-bottom="0in"/>
    </style:style>
    <style:style style:name="T131" style:parent-style-name="Bekezdésalapbetűtípusa" style:family="text">
      <style:text-properties style:font-name="Times New Roman" fo:color="#000000" fo:language="hu" fo:country="HU"/>
    </style:style>
    <style:style style:name="T132" style:parent-style-name="Bekezdésalapbetűtípusa" style:family="text">
      <style:text-properties style:font-name="Times New Roman" fo:color="#000000" fo:language="hu" fo:country="HU"/>
    </style:style>
    <style:style style:name="T13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34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35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36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37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38" style:parent-style-name="Textbody" style:family="paragraph">
      <style:paragraph-properties fo:margin-bottom="0in" fo:margin-left="0.4923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P139" style:parent-style-name="Textbody" style:family="paragraph">
      <style:paragraph-properties fo:margin-bottom="0in" fo:margin-left="0.4923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P140" style:parent-style-name="Textbody" style:family="paragraph">
      <style:paragraph-properties fo:margin-bottom="0in" fo:margin-left="0.4923in">
        <style:tab-stops/>
      </style:paragraph-properties>
    </style:style>
    <style:style style:name="T14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T14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43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44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45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46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47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48" style:parent-style-name="Textbody" style:family="paragraph">
      <style:paragraph-properties fo:margin-bottom="0in" fo:margin-left="0.4923in">
        <style:tab-stops/>
      </style:paragraph-properties>
      <style:text-properties style:font-name="Times New Roman" fo:color="#000000" fo:font-size="11pt" style:font-size-asian="11pt" style:font-size-complex="11pt" fo:language="hu" fo:country="HU"/>
    </style:style>
    <style:style style:name="P149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150" style:parent-style-name="Textbody" style:family="paragraph">
      <style:paragraph-properties fo:margin-bottom="0in" fo:margin-left="0.4923in">
        <style:tab-stops/>
      </style:paragraph-properties>
    </style:style>
    <style:style style:name="T15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52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153" style:parent-style-name="Textbody" style:family="paragraph">
      <style:paragraph-properties fo:margin-bottom="0in" fo:margin-left="0.4923in">
        <style:tab-stops/>
      </style:paragraph-properties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154" style:parent-style-name="Textbody" style:family="paragraph">
      <style:paragraph-properties fo:margin-bottom="0in" fo:margin-left="0.4923in">
        <style:tab-stops/>
      </style:paragraph-properties>
    </style:style>
    <style:style style:name="T155" style:parent-style-name="Bekezdésalapbetűtípusa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5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57" style:parent-style-name="Címsor2" style:family="paragraph">
      <style:text-properties fo:language="hu" fo:country="HU"/>
    </style:style>
    <style:style style:name="P15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5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4" style:parent-style-name="Címsor2" style:family="paragraph">
      <style:text-properties fo:language="hu" fo:country="HU"/>
    </style:style>
    <style:style style:name="P16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7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6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4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7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7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4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7" style:parent-style-name="Címsor2" style:family="paragraph">
      <style:text-properties fo:language="hu" fo:country="HU"/>
    </style:style>
    <style:style style:name="P18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8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93" style:parent-style-name="Címsor2" style:family="paragraph">
      <style:text-properties fo:language="hu" fo:country="HU"/>
    </style:style>
    <style:style style:name="P194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19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9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9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98" style:parent-style-name="Címsor2" style:family="paragraph">
      <style:text-properties fo:language="hu" fo:country="HU"/>
    </style:style>
    <style:style style:name="P199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00" style:parent-style-name="Címsor2" style:family="paragraph">
      <style:text-properties fo:language="hu" fo:country="HU"/>
    </style:style>
    <style:style style:name="P201" style:parent-style-name="Textbody" style:family="paragraph">
      <style:paragraph-properties fo:margin-bottom="0in"/>
    </style:style>
    <style:style style:name="T20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04" style:parent-style-name="Bekezdésalapbetűtípusa" style:family="text">
      <style:text-properties fo:font-size="11pt" style:font-size-asian="11pt" style:font-size-complex="11pt" fo:language="hu" fo:country="HU"/>
    </style:style>
    <style:style style:name="T20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06" style:parent-style-name="Címsor2" style:family="paragraph">
      <style:text-properties fo:language="hu" fo:country="HU"/>
    </style:style>
    <style:style style:name="P207" style:parent-style-name="Címsor3" style:family="paragraph">
      <style:text-properties fo:language="hu" fo:country="HU"/>
    </style:style>
    <style:style style:name="P208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09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10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11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12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13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1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15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216" style:parent-style-name="Címsor3" style:family="paragraph">
      <style:text-properties fo:language="hu" fo:country="HU"/>
    </style:style>
    <style:style style:name="P217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18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19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220" style:parent-style-name="Címsor3" style:family="paragraph">
      <style:text-properties fo:language="hu" fo:country="HU"/>
    </style:style>
    <style:style style:name="P221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22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23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224" style:parent-style-name="Címsor3" style:family="paragraph">
      <style:text-properties fo:language="hu" fo:country="HU"/>
    </style:style>
    <style:style style:name="P225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2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2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28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229" style:parent-style-name="Címsor2" style:family="paragraph">
      <style:text-properties fo:language="hu" fo:country="HU"/>
    </style:style>
    <style:style style:name="P230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231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232" style:parent-style-name="Címsor3" style:family="paragraph">
      <style:text-properties fo:language="hu" fo:country="HU"/>
    </style:style>
    <style:style style:name="P233" style:parent-style-name="Textbody" style:family="paragraph">
      <style:paragraph-properties fo:margin-bottom="0.0826in"/>
    </style:style>
    <style:style style:name="T234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36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37" style:parent-style-name="Címsor3" style:family="paragraph">
      <style:text-properties fo:language="hu" fo:country="HU"/>
    </style:style>
    <style:style style:name="P238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T239" style:parent-style-name="Bekezdésalapbetűtípusa" style:family="text">
      <style:text-properties fo:font-size="11pt" style:font-size-asian="11pt" style:font-size-complex="11pt" fo:language="hu" fo:country="HU"/>
    </style:style>
  </office:automatic-styles>
  <office:body>
    <office:text text:use-soft-page-breaks="true">
      <text:p text:style-name="P1">Tartalomjegyzék</text:p>
      <text:p text:style-name="P2"><text:a xlink:href="https://users.iit.uni-miskolc.hu/~mileff/szt/srs.html#1.+Bevezetés%7Coutline" office:target-frame-name="_top" xlink:show="replace"><text:span text:style-name="T3">1. Bevezetés</text:span></text:a></text:p>
      <text:p text:style-name="P4"><text:a xlink:href="https://users.iit.uni-miskolc.hu/~mileff/szt/srs.html#2.+Áttekintés%7Coutline" office:target-frame-name="_top" xlink:show="replace"><text:span text:style-name="T5">2. Áttekintés</text:span></text:a></text:p>
      <text:p text:style-name="P6"><text:a xlink:href="https://users.iit.uni-miskolc.hu/~mileff/szt/srs.html#3.+A+rendszer+funkciói%7Coutline" office:target-frame-name="_top" xlink:show="replace"><text:span text:style-name="T7">3. A rendszer funkciói</text:span></text:a></text:p>
      <text:p text:style-name="P8"><text:tab/>3.1 Első követelmény</text:p>
      <text:p text:style-name="P9"><text:a xlink:href="https://users.iit.uni-miskolc.hu/~mileff/szt/srs.html#4.+Használhatóság%7Coutline" office:target-frame-name="_top" xlink:show="replace"><text:span text:style-name="T10">4. Használhatóság</text:span></text:a></text:p>
      <text:h text:style-name="P11" text:outline-level="1"><text:span text:style-name="T12">5. Megbízhatóság</text:span><text:span text:style-name="T13"><text:line-break/></text:span><text:span text:style-name="T14">6. Teljesítmény</text:span><text:span text:style-name="T15"><text:line-break/></text:span><text:span text:style-name="T16">7. Támogatottság</text:span><text:span text:style-name="T17"><text:line-break/></text:span><text:a xlink:href="https://users.iit.uni-miskolc.hu/~mileff/szt/srs.html#8.+Tervezési+korlátozások%7Coutline" office:target-frame-name="_top" xlink:show="replace"><text:span text:style-name="T18">8. Tervezési korlátozások</text:span></text:a></text:h>
      <text:p text:style-name="P19"><text:a xlink:href="https://users.iit.uni-miskolc.hu/~mileff/szt/srs.html#9.+On-line+dokumentáció+és+Help+rendszer%7Coutline" office:target-frame-name="_top" xlink:show="replace"><text:span text:style-name="T20">9. On-line dokumentáció és Help rendszer</text:span></text:a></text:p>
      <text:p text:style-name="P21"><text:a xlink:href="https://users.iit.uni-miskolc.hu/~mileff/szt/srs.html#10.+Felhasznált+kész+komponensek%7Coutline" office:target-frame-name="_top" xlink:show="replace"><text:span text:style-name="T22">10. Felhasznált kész komponensek</text:span></text:a></text:p>
      <text:p text:style-name="P23"><text:a xlink:href="https://users.iit.uni-miskolc.hu/~mileff/szt/srs.html#11.+Interfészek%7Coutline" office:target-frame-name="_top" xlink:show="replace"><text:span text:style-name="T24">11. Interfésze</text:span><text:span text:style-name="T25">k</text:span></text:a></text:p>
      <text:p text:style-name="P26"><text:tab/>11.1. Felhasználói interfészek</text:p>
      <text:p text:style-name="P27"><text:tab/>11.2. Hardware interfészek</text:p>
      <text:p text:style-name="P28"><text:tab/>11.3. Software interfészek</text:p>
      <text:p text:style-name="P29"><text:tab/>11.3. Kommunikációs interfészek</text:p>
      <text:p text:style-name="P30"><text:a xlink:href="https://users.iit.uni-miskolc.hu/~mileff/szt/srs.html#12.+Alkalmazott+szabványok%7Coutline" office:target-frame-name="_top" xlink:show="replace"><text:span text:style-name="T31">12. Alkalmazott szabványo</text:span><text:span text:style-name="T32">k</text:span></text:a></text:p>
      <text:p text:style-name="P33"><text:tab/>12.1. Kötelezően alkalmazandó szabványok</text:p>
      <text:p text:style-name="P34"><text:tab/>12.2. Választás alapján alkalmazott szabványok</text:p>
      <text:p text:style-name="P35"/>
      <text:h text:style-name="P36" text:outline-level="2">1. Bevezetés</text:h>
      <text:p text:style-name="P37"/>
      <text:p text:style-name="P38"><text:tab/>A projektünk során átlagos, egyszerű, és egyben versenyképes játékosok számára egyaránt könnyen befogadható RPG szoftver megalkotására<text:s/>törekszünk. A recept alapjáraton nem egyedi, de a meglévő struktúrát megpróbáljuk bővíteni, és valamilyen szinten még egyedibbé alakítani.</text:p>
      <text:p text:style-name="P39">Ebben a dokumentumban inkább technikai leírást szeretnénk rögzíteni a szoftver specifikációjáról, annak érdekében, hogy nagyobb áttekintést adjunk a rendszer által biztosítandó főbb szolgáltatásokról.</text:p>
      <text:h text:style-name="P40" text:outline-level="2">2. Áttekintés</text:h>
      <text:p text:style-name="P41"/>
      <text:p text:style-name="P42">Projectünk egy Single/Multiplayer alapú MMORPG típusú játékot valósít meg, amelyben</text:p>
      <text:p text:style-name="P43">a fejlesztő csapat által megálmodott szörnyecskék és a világuk<text:s/>felfedezésén keresztül élhetjük át milyen a Ubimonok világa. Játékunkkal minden korosztályt szeretnénk megcélozni, de főként azok fogják élvezni a terméket, akik szeretik a kaland és a változatos világgal rendelkező alkotásokat. Szoftverünkkel bárki megismerkedhet a környezetvédelemmel, illetve megtapasztalhatja milyen egy kis kedvenccel törődni,</text:p>
      <text:p text:style-name="P44">foglalkozni és nevelni.</text:p>
      <text:p text:style-name="P45"/>
      <text:p text:style-name="P46">A készítők által figyelembe vett legfontosabb funkciók:</text:p>
      <text:p text:style-name="P47"/>
      <text:list text:style-name="LFO1" text:continue-numbering="true">
        <text:list-item>
          <text:p text:style-name="P48">A felhasználó számára egy egyszerű, átlátható és könnyen kezelhető kezelőfelület<text:s/>kialakítása</text:p>
        </text:list-item>
        <text:list-item>
          <text:p text:style-name="P49">A játékhoz egy meséhez hű grafikát készíteni</text:p>
        </text:list-item>
        <text:list-item>
          <text:p text:style-name="P50">A játékélmény minden korosztály számára a lehető legjobb legyen</text:p>
        </text:list-item>
        <text:list-item>
          <text:p text:style-name="P51">A program megfelelő működése eltérő erősségű rendszereken is</text:p>
        </text:list-item>
        <text:list-item>
          <text:p text:style-name="P52">Teljes értékű játékmenet minden felhasználó számára</text:p>
        </text:list-item>
      </text:list>
      <text:p text:style-name="P53"/>
      <text:p text:style-name="P54">Ahhoz, hogy a játékot<text:s/>teljes értékűen kitudja használni a felhasználó szüksége van a játék irányításához szükséges eszközökre, azaz egérre és billentyűzetre, illetve ezeknek az eszközöknek a használatához elengedhetetlen tudásra. A program használata során semmilyen korlátozást nem kötünk ki. Minden felhasználó a saját elképzelése szerint játsszon és annyit amennyit jónak lát és kedve tartja.</text:p>
      <text:p text:style-name="P55"/>
      <text:p text:style-name="P56">FELHÍVJUK FIGYELMÉT, HOGY A TÚLZOTT JÁTÉKHASZNÁLAT FÜGGŐSÉGET ÉS ROSSZ KÖZÉRZETET OKOZHAT!</text:p>
      <text:p text:style-name="P57">A játék használata során kérjük tartson legalább 1 óránként szünetet! Álljon fel számítógépe elől és pihenjen majd csak ezután folytassa a játékot.</text:p>
      <text:p text:style-name="P58"/>
      <text:p text:style-name="P59">A felhasználóval szemben elvárt követelmény:</text:p>
      <text:p text:style-name="P60"/>
      <text:list text:style-name="LFO2" text:continue-numbering="true">
        <text:list-item>
          <text:p text:style-name="P61">Rendelkezzen a szükséges eszközökkel a játékélmény teljes kihasználáshoz.</text:p>
        </text:list-item>
        <text:list-item>
          <text:p text:style-name="P62">Tisztában legyen az egér és<text:s/>billentyűzet megfelelő használatával.</text:p>
        </text:list-item>
        <text:list-item>
          <text:p text:style-name="P63">Felhasználó eszközének rendszere elégítse ki a ’Minimum rendszer követelmény’ kérését.</text:p>
        </text:list-item>
        <text:list-item>
          <text:p text:style-name="P64">Operációs rendszerek alapvető ismerete (Alkalmazás elindítása/bezárása).</text:p>
        </text:list-item>
        <text:list-item>
          <text:p text:style-name="P65">Jó problémamegoldó képesség és helyzetfelismerés.</text:p>
        </text:list-item>
        <text:list-item>
          <text:p text:style-name="P66">Többjátékos mód<text:s/>használatakor megfelelő viselkedés és magatartás</text:p>
        </text:list-item>
      </text:list>
      <text:p text:style-name="P67"/>
      <text:p text:style-name="P68"/>
      <text:h text:style-name="P69" text:outline-level="2">3. A rendszer funkciói</text:h>
      <text:h text:style-name="P70" text:outline-level="2"/>
      <text:p text:style-name="P71">- Menü: <text:s/>Egyszerű menü rendszer, amelyben a játékos új játékot kezdhet, folytathatja a meglévő save file-t, elérheti a beállításokat és kiléphet a játékból.</text:p>
      <text:p text:style-name="P72"/>
      <text:p text:style-name="P73">- Karakter kreáló: A karakter kreáló objektum felelős a játék elején azért, hogy a játékos létrehozza a karakterét.</text:p>
      <text:p text:style-name="P74">-Ubimon trainer: A felhasználó által létrehozott karakter, amelyet a felhasználó irányíthat. Az ubimon trainerek rendelkeznek egy szinttel és tárgyakkal, amelyeket különböző szituációkban használhatnak.</text:p>
      <text:p text:style-name="P75">-Ubimon labda: Az ubimon trainerek által birtokolt objektum, amely egy darab ubimont képes tárolni. A felhasználó a játék során szerzi, használja és menedzseli.</text:p>
      <text:p text:style-name="P76">-Ubimon: Olyan objektum, amely a játék harcrendszerének alapvető eleme. Az ubimonokat a felhasználó birtokolhat ubimon labdákban. Az ubimonok rendelkeznek különböző tulajdonságokkal, pl.: típus, életpont, sebzés, stb.</text:p>
      <text:p text:style-name="P77">// -Óra: A játékban lévő valós idejű óra, ameéy a játékmenetet befolyásolja.</text:p>
      <text:p text:style-name="P78">-NPC: Olyan karaker objektum, amelyet nem a felhasználó kezel. Az npc-k viselkedését a felhasználó játék során hozott döntései és eredményei befolyásolják. A játékos bizonyos npc-kkel képes beszélni, harcolni.</text:p>
      <text:h text:style-name="P79" text:outline-level="2">4. Használhatóság</text:h>
      <text:p text:style-name="P80"/>
      <text:p text:style-name="P81">Kezelés<text:s/>elsajátítása:</text:p>
      <text:p text:style-name="P82"><text:span text:style-name="T83"><text:tab/><text:s/></text:span><text:span text:style-name="T84">Fejlesztés során törekedtünk a könnyen átlátható és egyszerű játékmenet megteremtésére,</text:span></text:p>
      <text:p text:style-name="P85"><text:tab/><text:s/>a felhasználó által használt kezelőfelület letisztult és könnyen kezelhető kialakítást kapott</text:p>
      <text:p text:style-name="P86"><text:tab/><text:s/>ezáltal a játék rövid időn belül megtanulható és gond<text:s/>nélkül elsajátítható játékmenetet tartalmaz.</text:p>
      <text:p text:style-name="P87"/>
      <text:p text:style-name="P88"><text:tab/><text:s/>Fontos megemlíteni, hogy a játék során előny lehet, ha a felhasználó játszott már hasonló logikát</text:p>
      <text:p text:style-name="P89"><text:tab/><text:s/>és játékmenetet tartalmazó játékkal, viszont ez nem szükséges a program kezelésének</text:p>
      <text:p text:style-name="P90"><text:tab/><text:s/>elsajátításában.</text:p>
      <text:p text:style-name="P91"><text:tab/><text:s text:c="2"/></text:p>
      <text:p text:style-name="P92"><text:span text:style-name="T93"><text:tab/></text:span><text:span text:style-name="T94">Időigények:</text:span></text:p>
      <text:p text:style-name="P95"/>
      <text:p text:style-name="P96"><text:span text:style-name="T97"><text:tab/><text:s/></text:span><text:span text:style-name="T98">A kezelés megtanulásának egysze</text:span><text:span text:style-name="T99">rűsége miatt a felhasználó számára minden adott, hogy</text:span></text:p>
      <text:p text:style-name="P100"><text:tab/><text:s/>mihamarabb elsajátítsa a játék hatékony használatát. Az elsajátítás időtartama függ a felhasználó</text:p>
      <text:p text:style-name="P101"><text:tab/><text:s/>képességétől és a játékmenet megtanulására fordított időtől.</text:p>
      <text:p text:style-name="P102"/>
      <text:p text:style-name="P103"><text:span text:style-name="T104"><text:tab/></text:span><text:span text:style-name="T105">Rendszerszintű segítség:</text:span></text:p>
      <text:p text:style-name="P106"/>
      <text:p text:style-name="P107"><text:span text:style-name="T108"><text:tab/></text:span><text:span text:style-name="T109"><text:s/>A szoftv</text:span><text:span text:style-name="T110">eren belül létrehoztunk egy „Sugó” nevezetű fület mely átfogó leírást ad a játék alapvető</text:span></text:p>
      <text:p text:style-name="P111"><text:tab/><text:s/>kezeléséről, ezáltal biztosítunk lehetőséget a felhasználó számára a játékon belül, hogy megfelelően</text:p>
      <text:p text:style-name="P112"><text:tab/><text:s/>és minél rövidebb időn belül elsajátítsa a program működésének alapelveit.</text:p>
      <text:p text:style-name="P113"/>
      <text:p text:style-name="P114"><text:span text:style-name="T115">Dokumentációk:</text:span></text:p>
      <text:p text:style-name="P116"/>
      <text:p text:style-name="P117"><text:span text:style-name="T118"><text:s/>A szoftver tartalmazni fog minden szükséges dokumentációt!</text:span></text:p>
      <text:p text:style-name="P119"><text:span text:style-name="T120"><text:s/>A program használatához szükséges Felhasználói kézikönyv minden szükséges információt</text:span></text:p>
      <text:p text:style-name="P121"><text:span text:style-name="T122"><text:s/>tartalmazni fog kezdő felhasználók számára. Tapasztaltabb játékosok ezek használata nélkül is</text:span></text:p>
      <text:p text:style-name="P123"><text:span text:style-name="T124"><text:s/>könnyen megfogják ismerni majd a játék lehetőségeit használat közben.</text:span></text:p>
      <text:p text:style-name="P125"/>
      <text:p text:style-name="P126"><text:span text:style-name="T127"><text:tab/></text:span><text:span text:style-name="T128">Felhasználói felület:</text:span></text:p>
      <text:p text:style-name="P129"/>
      <text:p text:style-name="P130"><text:span text:style-name="T131"><text:tab/></text:span><text:span text:style-name="T132"><text:s/></text:span><text:span text:style-name="T133">A kezelőfelületet a játék legcélszerűbb kezeléséhez alakítottuk ki. Nincsenek túlzó effektek vagy</text:span></text:p>
      <text:p text:style-name="P134"><text:s/>díszítések, csak a funkcionális dolgokat tartalmazza ezáltal eltér egy komolyabb játék</text:p>
      <text:p text:style-name="P135"><text:s/>kezelőfelületétől azonban egyszerűsége és átláthatósága biztosítja,<text:s/>hogy bármilyen képességű</text:p>
      <text:p text:style-name="P136"><text:s/>felhasználó pillanatok alatt megtanulja, hogyan kezelje a játékunkat.</text:p>
      <text:p text:style-name="P137"/>
      <text:p text:style-name="P138">Futtatás:</text:p>
      <text:p text:style-name="P139"/>
      <text:p text:style-name="P140"><text:span text:style-name="T141"><text:s/></text:span><text:span text:style-name="T142">Szoftverünk futása semmilyen formában nem fogja befolyásolni más programok futását és</text:span></text:p>
      <text:p text:style-name="P143"><text:s/>használhatóságát!</text:p>
      <text:p text:style-name="P144"/>
      <text:p text:style-name="P145"><text:s/>A program egy előre<text:s/>beállított ablakméretet fog használni. Alacsony gépigénye teljes mértékben</text:p>
      <text:p text:style-name="P146"><text:s/>lehetővé teszi más programok használata közbeni, megfelelő sebességű futtathatóságát.</text:p>
      <text:p text:style-name="P147"><text:s/>Minden akadály nélkül tudunk mellette internetezni vagy munkafolyamatot végezni anélkül</text:p>
      <text:p text:style-name="P148"><text:s/>hogy<text:s/>be kellene zárjuk alkalmazásunkat.</text:p>
      <text:p text:style-name="P149"/>
      <text:p text:style-name="P150"><text:span text:style-name="T151"><text:s/></text:span><text:span text:style-name="T152">FELHÍVJUK FIGYELMÉT, HOGY A MAGAS MEREVLEMEZ HASZNÁLATOT</text:span></text:p>
      <text:p text:style-name="P153"><text:s/>IGÉNYLŐ PROGRAMOK MINDEN ESETBEN LASSÍTJÁK MÁS SZOFTVEREK</text:p>
      <text:p text:style-name="P154"><text:span text:style-name="T155"><text:s/>SEBESSÉGÉT</text:span><text:span text:style-name="T156">!</text:span></text:p>
      <text:h text:style-name="P157" text:outline-level="2">5. Megbízhatóság</text:h>
      <text:list text:style-name="LFO3" text:continue-numbering="true">
        <text:list-item>
          <text:p text:style-name="P158">A szoftver rendelkezésre áll 100%-ban egyjátékos módban.<text:s/>Többjátékos mód esetén heti egyszer karbantartás előre láthatólag egy-két óra.</text:p>
        </text:list-item>
        <text:list-item>
          <text:p text:style-name="P159">MTBF (Mean Time Between Failures): <text:s/>2186.5 óra</text:p>
        </text:list-item>
        <text:list-item>
          <text:p text:style-name="P160">MTTR (Mean Time To Repair): 4 óra</text:p>
        </text:list-item>
        <text:list-item>
          <text:p text:style-name="P161">Hibák kezelése: A program futás közbeni hiba esetén terminálódik.</text:p>
        </text:list-item>
        <text:list-item>
          <text:p text:style-name="P162">Hibák javítása: A javításokat<text:s/>a KoviUbiSoft fogja végezni.</text:p>
        </text:list-item>
      </text:list>
      <text:p text:style-name="P163"/>
      <text:h text:style-name="P164" text:outline-level="2">6. Teljesítmény</text:h>
      <text:list text:style-name="LFO4" text:continue-numbering="true">
        <text:list-item>
          <text:p text:style-name="P165">Válaszidők: Az egyjátékos mód esetén elhanyagolható adat. Többjátékos esetén európán belül 10 ms, 300ms fölött a kapcsolat megszakításra kerül amennyiben ez 10 másodpercen túl fennáll.</text:p>
        </text:list-item>
        <text:list-item>
          <text:p text:style-name="P166">Kapacitás:<text:s/>Indulásnál 10000 játékosra készülünk a többjátékos módban.</text:p>
        </text:list-item>
        <text:list-item>
          <text:p text:style-name="P167">Áteresztőképesség: 50000 TPS</text:p>
          <text:list text:continue-numbering="true">
            <text:list-item>
              <text:p text:style-name="P168">Users (Threads): 10000</text:p>
            </text:list-item>
            <text:list-item>
              <text:p text:style-name="P169">End to End Response Time: 1s</text:p>
            </text:list-item>
            <text:list-item>
              <text:p text:style-name="P170">Pacing: 0s</text:p>
            </text:list-item>
            <text:list-item>
              <text:p text:style-name="P171">Total Think Time: 0s</text:p>
            </text:list-item>
          </text:list>
        </text:list-item>
        <text:list-item>
          <text:p text:style-name="P172">Szerver:</text:p>
          <text:list text:continue-numbering="true">
            <text:list-item>
              <text:p text:style-name="P173">CPU: Intel Xeon W-3300</text:p>
            </text:list-item>
            <text:list-item>
              <text:p text:style-name="P174">RAM: 512GB DDR4 ECC</text:p>
            </text:list-item>
            <text:list-item>
              <text:p text:style-name="P175">Videokártya: Aspeed AST2500</text:p>
            </text:list-item>
            <text:list-item>
              <text:p text:style-name="P176">Tárhely:</text:p>
              <text:list text:continue-numbering="true">
                <text:list-item>
                  <text:p text:style-name="P177">1TB Samsung 980 Pro PCI-E Gen4 M.2 SSD</text:p>
                </text:list-item>
                <text:list-item>
                  <text:p text:style-name="P178">18TB Western Digital Ultrastar 7200 RPM Sata HDD</text:p>
                </text:list-item>
              </text:list>
            </text:list-item>
            <text:list-item>
              <text:p text:style-name="P179">OS: Linux<text:tab/></text:p>
            </text:list-item>
          </text:list>
        </text:list-item>
        <text:list-item>
          <text:p text:style-name="P180">Erőforrás igények:<text:s/><text:tab/></text:p>
          <text:list text:continue-numbering="true">
            <text:list-item>
              <text:p text:style-name="P181">CPU: 2.2 GHz Dual core</text:p>
            </text:list-item>
            <text:list-item>
              <text:p text:style-name="P182">RAM: 4 GB</text:p>
            </text:list-item>
            <text:list-item>
              <text:p text:style-name="P183">OS: Windows 7 vagy újabb, Linux, macOS</text:p>
            </text:list-item>
            <text:list-item>
              <text:p text:style-name="P184">Videokártya: Nvidia Geforce GTX 670 vagy AMD Radeon HD 7970<text:s/>vagy újabb</text:p>
            </text:list-item>
            <text:list-item>
              <text:p text:style-name="P185">Tárhely: 2 GB</text:p>
            </text:list-item>
          </text:list>
        </text:list-item>
      </text:list>
      <text:p text:style-name="P186"/>
      <text:h text:style-name="P187" text:outline-level="2">7. Támogatottság</text:h>
      <text:list text:style-name="LFO5" text:continue-numbering="true">
        <text:list-item>
          <text:p text:style-name="P188">A fejlesztők törekednek a Java nyelv szabványainak betartására, hogy a későbbiekben is könnyedén bővíthető kódot készítsenek.</text:p>
        </text:list-item>
        <text:list-item>
          <text:p text:style-name="P189">Az egyjátékos verzió nem igényel karbantartást. A többjátékos heti rendszerességgel történő karbantartását a KoviUbiSoft végzi.</text:p>
        </text:list-item>
        <text:list-item>
          <text:p text:style-name="P190">A hibabejelentésre külön lehetőség lesz a játék weboldalán.</text:p>
        </text:list-item>
        <text:list-item>
          <text:p text:style-name="P191">A szoftver előreláthatólag naplókat készít a hibákról és a bejelentkezésekről többjátékos mód esetén.</text:p>
        </text:list-item>
      </text:list>
      <text:p text:style-name="P192"/>
      <text:h text:style-name="P193" text:outline-level="2">8. Tervezési korlátozások</text:h>
      <text:p text:style-name="P194"/>
      <text:p text:style-name="P195">A program<text:s/>fejlesztése Java nyelvben történik. Fontos számunkra, hogy a szoftver platformfüggetlen legyen, hogy minél több felhasználót el tudjunk érni. A nyelv további előnye az objektum orientáltság. Maga a fejlesztés a JetBrains IntelliJ IDEA Community fejlesztőkörnyezetében fog történni.</text:p>
      <text:p text:style-name="P196">Célunk továbbá, hogy a játék rendszerkövetelménye a lehető legalacsonyabb legyen, ezzel biztosítva, hogy majdnem bármilyen hardveren futhasson.</text:p>
      <text:p text:style-name="P197">Adatbázisnál a legfrissebb stabil MySQL verziót fogjuk igénybe venni.</text:p>
      <text:h text:style-name="P198" text:outline-level="2">9. On-line dokumentáció és Help rendszer</text:h>
      <text:p text:style-name="P199">A játék dokumentációja a játék weboldalán elérhető. A játék telepítése után a felhasználó számára lehető lesz egy offline súgó. A fizikai kiadás esetén felhasználói kézikönyv elérhető.</text:p>
      <text:h text:style-name="P200" text:outline-level="2">10. Felhasznált kész komponensek</text:h>
      <text:p text:style-name="P201"><text:span text:style-name="T202">LWJGL, ingyen</text:span><text:span text:style-name="T203">es játék könyvtár.<text:s/></text:span><text:a xlink:href="http://www.lwjgl.org/" office:target-frame-name="_top" xlink:show="replace"><text:span text:style-name="T204">www.lwjgl.org</text:span></text:a><text:span text:style-name="T205">. Licensz: BSD</text:span></text:p>
      <text:h text:style-name="P206" text:outline-level="2">11. Interfészek</text:h>
      <text:h text:style-name="P207" text:outline-level="3">11.1. Felhasználói interfészek</text:h>
      <text:p text:style-name="P208"/>
      <text:p text:style-name="P209">A program grafikus kezelőfelülettel (GUI) rendelkezik. A program grafikus elemekkel tart kapcsolatot a felhasználóval. Ilyen elemek például:</text:p>
      <text:list text:style-name="LFO6" text:continue-numbering="true">
        <text:list-item>
          <text:p text:style-name="P210">Szövegdoboz: A játék ezeken keresztül ad információt a játékosnak, vagy írja ki a karakterek dialógusait.</text:p>
        </text:list-item>
        <text:list-item>
          <text:p text:style-name="P211">Választási lista: A játék időnként választási lehetőséget ad a játékosnak. Ezeket egy lista formájában jeleníti meg a játék, az opciókat egymás alá felsorolva. Példa erre a játékosnál levő tárgyak listája, egy választható válasz egy karakter kérdésére, vagy akár a harc közben használt menü is.</text:p>
        </text:list-item>
        <text:list-item>
          <text:p text:style-name="P212">Harc közbeni elemek: Ezek kommunikálják a játékos felé az éppen folyamatban levő harc állapotát, beleértve a saját és ellenséges Ubimon fajtáját, életerejét, szintjét, időjárási viszonyokat, stb.</text:p>
        </text:list-item>
        <text:list-item>
          <text:p text:style-name="P213">Szövegbeviteli mező: Lehetővé teszi a játékosnak, hogy szöveget gépeljen be egy szövegdobozba. Lehetséges billentyűzettel gépelni, vagy a szövegdoboz alatt található karakterek listájából sorban kiválasztani a megfelelő karaktereket.</text:p>
        </text:list-item>
      </text:list>
      <text:p text:style-name="P214">Előfordulhat, hogy egyes esetekben nem jelenik meg kezelőfelületi elem, a játék világán és karakterein kívül. (pl.: jelenetek szöveg nélkül, vagy amikor éppen nincs szükség rá)</text:p>
      <text:p text:style-name="P215">A játék kezelése a minimális kezelőfelületi elem miatt egyszerű, kezdő felhasználónak sem okoz különösebb problémát az elsajátítása.</text:p>
      <text:h text:style-name="P216" text:outline-level="3">11.2. Hardware interfészek</text:h>
      <text:p text:style-name="P217"/>
      <text:p text:style-name="P218">A szoftver támogatja a különböző játékvezérlő perifériákat, viszont nem igényli azokat. Az egyetlen igényelt hardver maga a számítógép/mobiltelefon, amin a program futni fog.</text:p>
      <text:p text:style-name="P219"/>
      <text:h text:style-name="P220" text:outline-level="3">11.3. Software interfészek</text:h>
      <text:p text:style-name="P221"/>
      <text:p text:style-name="P222">A program futása egy támogatott operációs rendszert igényel, ami lehet Windows, macOS, Linux, vagy Android rendszer is. Személyi<text:s/>számítógépen szükséges a lehető legfrissebb Java Runtime Environment megléte.</text:p>
      <text:p text:style-name="P223"/>
      <text:h text:style-name="P224" text:outline-level="3">11.3. Kommunikációs interfészek</text:h>
      <text:p text:style-name="P225"/>
      <text:p text:style-name="P226">A játék többjátékos módja aktív internetkapcsolatot igényel, amihez szükség van egy aktív kommunikációs csatornára. Ez a csatorna a felhasználói<text:s/>kliensek és a szerverek között van, ezen keresztül történik az adatátvitel. Ezt a csatornát bármilyen, a számítógépet az internethez csatlakoztató periféria biztosíthatja.</text:p>
      <text:p text:style-name="P227">A távoli szerver eléréséhez TCP/IP protokollt használ a program.</text:p>
      <text:p text:style-name="P228"/>
      <text:h text:style-name="P229" text:outline-level="2">12.<text:s/>Alkalmazott szabványok</text:h>
      <text:p text:style-name="P230"/>
      <text:p text:style-name="P231"><text:tab/>Az alkalmazás fejlesztése alatt elengedhetetlen adott szabványok felhasználása. Itt megkülönböztettünk kötelezően és választás alapján alkalmazandó szabványokat. Kötelezően alkalmazandó szabványok alatt értjük azokat, amelyek kulcs<text:s/>fontosságú szerepük van a fejlesztés, és a termék legális kiadásának körében. A választás alapján alkalmazott szabványok alatt olyan elemeket soroltunk fel, melyek a csapat kényelmi döntés szerint lettek felhasználva.</text:p>
      <text:h text:style-name="P232" text:outline-level="3">12.1. Kötelezően alkalmazandó szabványok</text:h>
      <text:p text:style-name="P233"><text:span text:style-name="T234">Egy szabvány ami előre meghatározott a projekt fejlesztésében, az a Java nyelvre vonatkozó kódolási szabvány!<text:s/></text:span><text:span text:style-name="T235"><text:line-break/></text:span><text:span text:style-name="T236">A kész játék életkor szerinti és tartalom szerinti besorolására az Egységes Európai Játékinformációs Rendszer, azaz a PEGI dönt.</text:span></text:p>
      <text:h text:style-name="P237" text:outline-level="3">12.2. Választás alapján alkalmazott szabványok</text:h>
      <text:p text:style-name="P238">Alapjáraton 4:3-as képarány alkalmazását terveztük, de szélesvásznú kijelzők esetén (16:9, 16:10, 21:9) biztosítunk egy egyedi keretet az adott környezettől függően.</text:p>
      <text:p text:style-name="Textbody"><text:span text:style-name="T23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Noto Serif CJK SC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oto Serif CJK SC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l asd</dc:creator>
    <meta:creation-date>2021-10-15T18:21:00Z</meta:creation-date>
    <dc:date>2021-10-24T10:29:00Z</dc:date>
    <meta:template xlink:href="Normal" xlink:type="simple"/>
    <meta:editing-cycles>48</meta:editing-cycles>
    <meta:editing-duration>PT18420S</meta:editing-duration>
    <meta:document-statistic meta:page-count="1" meta:paragraph-count="26" meta:word-count="1657" meta:character-count="13069" meta:row-count="95" meta:non-whitespace-character-count="11438"/>
  </office:meta>
</office:document-meta>
</file>